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officeooo:rsid="001e40a0" officeooo:paragraph-rsid="001e40a0"/>
    </style:style>
    <style:style style:name="P2" style:family="paragraph" style:parent-style-name="Table_20_Contents">
      <style:text-properties officeooo:rsid="0023c411" officeooo:paragraph-rsid="0023c411"/>
    </style:style>
    <style:style style:name="P3" style:family="paragraph" style:parent-style-name="Standard">
      <style:text-properties officeooo:rsid="001e40a0" officeooo:paragraph-rsid="001f9ad9"/>
    </style:style>
    <style:style style:name="P4" style:family="paragraph" style:parent-style-name="Standard">
      <style:text-properties officeooo:rsid="001e40a0" officeooo:paragraph-rsid="001f9f30"/>
    </style:style>
    <style:style style:name="P5" style:family="paragraph" style:parent-style-name="Standard">
      <style:text-properties officeooo:rsid="001e40a0" officeooo:paragraph-rsid="0022c0b7"/>
    </style:style>
    <style:style style:name="P6" style:family="paragraph" style:parent-style-name="Standard">
      <style:text-properties officeooo:rsid="001e40a0" officeooo:paragraph-rsid="00237fe9"/>
    </style:style>
    <style:style style:name="P7" style:family="paragraph" style:parent-style-name="Standard">
      <style:text-properties officeooo:rsid="00237fe9" officeooo:paragraph-rsid="00237fe9"/>
    </style:style>
    <style:style style:name="P8" style:family="paragraph" style:parent-style-name="Standard">
      <style:text-properties officeooo:paragraph-rsid="0028c8c3"/>
    </style:style>
    <style:style style:name="P9" style:family="paragraph" style:parent-style-name="Table_20_Contents">
      <style:text-properties officeooo:rsid="001e40a0" officeooo:paragraph-rsid="0028c8c3"/>
    </style:style>
    <style:style style:name="P10" style:family="paragraph" style:parent-style-name="Table_20_Contents">
      <style:text-properties officeooo:rsid="0023c411" officeooo:paragraph-rsid="0028c8c3"/>
    </style:style>
    <style:style style:name="P11" style:family="paragraph" style:parent-style-name="Header">
      <style:text-properties officeooo:paragraph-rsid="0028c8c3"/>
    </style:style>
    <style:style style:name="P12" style:family="paragraph">
      <style:paragraph-properties fo:margin-left="0in" fo:margin-right="0in" fo:margin-top="0in" fo:margin-bottom="0in" fo:line-height="100%" fo:text-align="center" fo:text-indent="0in"/>
    </style:style>
    <style:style style:name="P13"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P1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5" style:family="paragraph">
      <style:paragraph-properties fo:margin-left="0in" fo:margin-right="0in" fo:margin-top="0in" fo:margin-bottom="0in" fo:line-height="100%" fo:text-indent="0in"/>
    </style:style>
    <style:style style:name="P16"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T1" style:family="text">
      <style:text-properties officeooo:rsid="001f9ad9"/>
    </style:style>
    <style:style style:name="T2" style:family="text">
      <style:text-properties officeooo:rsid="001f9f30"/>
    </style:style>
    <style:style style:name="T3" style:family="text">
      <style:text-properties officeooo:rsid="0022c0b7"/>
    </style:style>
    <style:style style:name="T4" style:family="text">
      <style:text-properties officeooo:rsid="0023c411"/>
    </style:style>
    <style:style style:name="T5" style:family="text">
      <style:text-properties fo:font-weight="bold" style:font-weight-asian="bold" style:font-weight-complex="bold"/>
    </style:style>
    <style:style style:name="T6" style:family="text">
      <style:text-properties fo:font-weight="bold" officeooo:rsid="001f9ad9" style:font-weight-asian="bold" style:font-weight-complex="bold"/>
    </style:style>
    <style:style style:name="T7"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gr1"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0772in" fo:min-width="0.0272in"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0366in" fo:min-width="0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0291in" fo:min-width="0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2.0398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0555in" fo:min-width="0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0563in" fo:min-width="0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0319in" fo:min-width="0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0354in" fo:min-width="0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925in" fo:min-width="0in"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0299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0362in" fo:min-width="0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048in" fo:min-width="0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0484in" fo:min-width="0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0571in" fo:min-width="0in" fo:padding-top="0.0492in" fo:padding-bottom="0.0492in" fo:padding-left="0.0984in" fo:padding-right="0.0984in" draw:shadow="hidden" draw:shadow-offset-x="0.0783in" draw:shadow-offset-y="0.0783in"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 data structure in which the elements are retrieved in order of their priority.<text:line-break/><text:line-break/>Interviewer Notes:<text:line-break/><text:span text:style-name="T5">- Ask them to explain what a heap is.<text:line-break/></text:span><text:tab/>Hint: Visually, it is a tree structure, in which each element has a left and a right child. The heap can be a min-heap, or a max-heap. Min-heaps have a root value that is the smallest value in the tree, and values become larger as you move down to the leaves. A max-heap is the opposite, it is rooted with the largest value, and toward the leaves are progressively smaller values.<text:line-break/><text:line-break/><text:tab/>Note that this is not the same as a binary tree, in which the left child is smaller, and the right child is larger. Both the left and right child in a heap are smaller/larger than the parent.<text:line-break/><text:tab/><text:tab/><text:line-break/><text:span text:style-name="T6">- Ask them to assume a heap is based on an array. Given any node, how would you find the index of its left or right child?</text:span></text:p>
      <text:p text:style-name="P4"><text:tab/><text:span text:style-name="T1">Hint:</text:span> For each index, <text:s/><text:span text:style-name="T1">l</text:span>eftChild<text:span text:style-name="T1">Index</text:span> <text:span text:style-name="T1">= </text:span>(2 * index), <text:span text:style-name="T1">and r</text:span>ightChild<text:span text:style-name="T1">Index</text:span> <text:span text:style-name="T1">=</text:span> ((2 * index) + 1). So, for the array {w,x,y}, the 'w' would be index 1. The index <text:span text:style-name="T1">the left child of ‘w’ (x) is equal to the </text:span>index of 'w' times 2. So the index of 'x', <text:span text:style-name="T2">the left child of ‘w’,</text:span> would be 2 (1*2 = 2). The index of 'y', <text:span text:style-name="T2">the right child,</text:span> would be equal to the index of 'w' times 2 and plus 1, so (1*2)+1 = 3; the index of ‘<text:span text:style-name="T2">w’s right child</text:span> equals 3.<text:line-break/><text:tab/><text:tab/><text:line-break/>- <text:span text:style-name="T5">Talk about the dynamics of a heap. As an exercise, insert the numbers 42, 8, 23, 16, 15, 4 (in that order) into a heap, what does it look like at each step? Assume this is a min-heap.</text:span><text:line-break/><text:tab/>Hint: At each step, they will need to keep in mind that the rules of the heap must be kept in place. So, they should know how to 'heapify' after doing an insertion (or <text:span text:style-name="T4">similarly</text:span>, a deletion).<text:line-break/></text:p>
      <text:p text:style-name="P4"><text:span text:style-name="T2">1.</text:span><text:tab/><text:tab/><text:tab/><text:span text:style-name="T2">2.</text:span><text:tab/></text:p>
      <text:p text:style-name="P4"><draw:custom-shape text:anchor-type="paragraph" draw:z-index="0" draw:name="Shape1" draw:style-name="gr1" draw:text-style-name="P13" svg:width="0.3177in" svg:height="0.248in" svg:x="0in" svg:y="0in"><text:p text:style-name="P12"><text:span text:style-name="T7">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text:anchor-type="paragraph" draw:z-index="1" draw:name="Shape2" draw:style-name="gr2"><draw:custom-shape draw:style-name="gr3" draw:text-style-name="P13" svg:width="0.2134in" svg:height="0.1913in" svg:x="1.6791in" svg:y="0.0047in"><text:p text:style-name="P12"><text:span text:style-name="T7">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 svg:width="0.2134in" svg:height="0.1913in" svg:x="1.4945in" svg:y="0.2799in"><text:p text:style-name="P12"><text:span text:style-name="T7">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 svg:x1="1.6083in" svg:y1="0.2906in" svg:x2="1.7362in" svg:y2="0.1472in"><text:p/></draw:line></draw:g><draw:g text:anchor-type="paragraph" draw:z-index="2" draw:name="Shape3" draw:style-name="gr2"><draw:custom-shape draw:style-name="gr5" draw:text-style-name="P13" svg:width="0.278in" svg:height="0.1807in" svg:x="2.3638in" svg:y="0.061in"><text:p text:style-name="P12"><text:span text:style-name="T7">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13" svg:width="0.278in" svg:height="0.1807in" svg:x="2.122in" svg:y="0.3213in"><text:p text:style-name="P12"><text:span text:style-name="T7">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 svg:x1="2.2701in" svg:y1="0.3323in" svg:x2="2.437in" svg:y2="0.1965in"><text:p/></draw:line><draw:frame draw:style-name="gr6" draw:text-style-name="P16" svg:width="2.237in" svg:height="0.2913in" svg:x="2.5673in" svg:y="0.3319in"><draw:text-box><text:p text:style-name="P15"><text:span text:style-name="T7">42 is larger than 8, so swap</text:span></text:p></draw:text-box></draw:frame></draw:g><text:line-break/><text:tab/><text:tab/><text:line-break/><text:tab/><text:tab/><text:line-break/><text:line-break/><text:span text:style-name="T2">3. <text:tab/><text:tab/><text:tab/>4.</text:span></text:p>
      <text:p text:style-name="P5"><draw:g text:anchor-type="paragraph" draw:z-index="3" draw:name="Shape4" draw:style-name="gr2"><draw:custom-shape draw:style-name="gr7" draw:text-style-name="P13" svg:width="0.2378in" svg:height="0.2169in" svg:x="0.2071in" svg:y="0.0008in"><text:p text:style-name="P12"><text:span text:style-name="T7">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3" svg:width="0.2378in" svg:height="0.2177in" svg:x="0.0008in" svg:y="0.3118in"><text:p text:style-name="P12"><text:span text:style-name="T7">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 svg:x1="0.1276in" svg:y1="0.3256in" svg:x2="0.2701in" svg:y2="0.163in"><text:p/></draw:line><draw:line draw:style-name="gr4" draw:text-style-name="P14" svg:x1="0.3972in" svg:y1="0.2035in" svg:x2="0.4925in" svg:y2="0.3528in"><text:p/></draw:line><draw:custom-shape draw:style-name="gr7" draw:text-style-name="P13" svg:width="0.2378in" svg:height="0.2169in" svg:x="0.4134in" svg:y="0.326in"><text:p text:style-name="P12"><text:span text:style-name="T7">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text:anchor-type="paragraph" draw:z-index="4" draw:name="Shape5" draw:style-name="gr2"><draw:custom-shape draw:style-name="gr9" draw:text-style-name="P13" svg:width="0.1776in" svg:height="0.185in" svg:x="1.6535in" svg:y="0.0661in"><text:p text:style-name="P12"><text:span text:style-name="T7">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13" svg:width="0.1776in" svg:height="0.185in" svg:x="1.5in" svg:y="0.3315in"><text:p text:style-name="P12"><text:span text:style-name="T7">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 svg:x1="1.5945in" svg:y1="0.3429in" svg:x2="1.7008in" svg:y2="0.2043in"><text:p/></draw:line><draw:line draw:style-name="gr4" draw:text-style-name="P14" svg:x1="1.7945in" svg:y1="0.2386in" svg:x2="1.8654in" svg:y2="0.3657in"><text:p/></draw:line><draw:custom-shape draw:style-name="gr9" draw:text-style-name="P13" svg:width="0.1776in" svg:height="0.185in" svg:x="1.8067in" svg:y="0.3425in"><text:p text:style-name="P12"><text:span text:style-name="T7">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 svg:x1="1.4173in" svg:y1="0.6205in" svg:x2="1.5236in" svg:y2="0.4819in"><text:p/></draw:line><draw:custom-shape draw:style-name="gr9" draw:text-style-name="P13" svg:width="0.1776in" svg:height="0.185in" svg:x="1.2756in" svg:y="0.5969in"><text:p text:style-name="P12"><text:span text:style-name="T7">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text:anchor-type="paragraph" draw:z-index="5" draw:name="Shape6" draw:style-name="gr2"><draw:custom-shape draw:style-name="gr10" draw:text-style-name="P13" svg:width="0.1787in" svg:height="0.1886in" svg:x="2.7728in" svg:y="0.0583in"><text:p text:style-name="P12"><text:span text:style-name="T7">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13" svg:width="0.1787in" svg:height="0.1886in" svg:x="2.6181in" svg:y="0.3291in"><text:p text:style-name="P12"><text:span text:style-name="T7">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 svg:x1="2.7134in" svg:y1="0.3409in" svg:x2="2.8205in" svg:y2="0.1996in"><text:p/></draw:line><draw:line draw:style-name="gr4" draw:text-style-name="P14" svg:x1="2.9161in" svg:y1="0.2346in" svg:x2="2.9878in" svg:y2="0.3642in"><text:p/></draw:line><draw:custom-shape draw:style-name="gr10" draw:text-style-name="P13" svg:width="0.1795in" svg:height="0.1886in" svg:x="2.928in" svg:y="0.3409in"><text:p text:style-name="P12"><text:span text:style-name="T7">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 svg:x1="2.5346in" svg:y1="0.6232in" svg:x2="2.6417in" svg:y2="0.4819in"><text:p/></draw:line><draw:custom-shape draw:style-name="gr10" draw:text-style-name="P13" svg:width="0.1795in" svg:height="0.1886in" svg:x="2.3917in" svg:y="0.6in"><text:p text:style-name="P12"><text:span text:style-name="T7">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text:anchor-type="paragraph" draw:z-index="6" draw:name="Shape7" draw:style-name="gr11" draw:text-style-name="P16" svg:width="2.4067in" svg:height="0.2913in" svg:x="3.2965in" svg:y="0.3528in"><draw:text-box><text:p text:style-name="P15"><text:span text:style-name="T7">16 is less than 42, so swap</text:span></text:p></draw:text-box></draw:frame><draw:g text:anchor-type="paragraph" draw:z-index="8" draw:name="Shape9" draw:style-name="gr2"><draw:custom-shape draw:style-name="gr13" draw:text-style-name="P13" svg:width="0.2469in" svg:height="0.1894in" svg:x="1.8354in" svg:y="0.9575in"><text:p text:style-name="P12"><text:span text:style-name="T7">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3" svg:width="0.2461in" svg:height="0.1894in" svg:x="1.6224in" svg:y="1.2283in"><text:p text:style-name="P12"><text:span text:style-name="T7">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 svg:x1="1.7535in" svg:y1="1.2406in" svg:x2="1.9016in" svg:y2="1.0988in"><text:p/></draw:line><draw:line draw:style-name="gr4" draw:text-style-name="P14" svg:x1="2.0327in" svg:y1="1.1343in" svg:x2="2.1311in" svg:y2="1.2642in"><text:p/></draw:line><draw:custom-shape draw:style-name="gr13" draw:text-style-name="P13" svg:width="0.2469in" svg:height="0.1894in" svg:x="2.0496in" svg:y="1.2402in"><text:p text:style-name="P12"><text:span text:style-name="T7">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 svg:x1="1.5071in" svg:y1="1.5236in" svg:x2="1.6551in" svg:y2="1.3819in"><text:p/></draw:line><draw:custom-shape draw:style-name="gr13" draw:text-style-name="P13" svg:width="0.2469in" svg:height="0.1894in" svg:x="1.3098in" svg:y="1.5in"><text:p text:style-name="P12"><text:span text:style-name="T7">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 svg:x1="1.7378in" svg:y1="1.3937in" svg:x2="1.8362in" svg:y2="1.5236in"><text:p/></draw:line><draw:custom-shape draw:style-name="gr13" draw:text-style-name="P13" svg:width="0.2469in" svg:height="0.1894in" svg:x="1.7535in" svg:y="1.5in"><text:p text:style-name="P12"><text:span text:style-name="T7">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text:line-break/><text:tab/><text:tab/><text:line-break/><text:tab/><text:tab/><text:line-break/><text:line-break/></text:p>
      <text:p text:style-name="P6"><draw:frame text:anchor-type="paragraph" draw:z-index="9" draw:name="Shape10" draw:style-name="gr11" draw:text-style-name="P16" svg:width="2.4067in" svg:height="0.2913in" svg:x="2.4035in" svg:y="0.3626in"><draw:text-box><text:p text:style-name="P15"><text:span text:style-name="T7">15 is less than 16, so swap</text:span></text:p></draw:text-box></draw:frame><draw:g text:anchor-type="paragraph" draw:z-index="10" draw:name="Shape11" draw:style-name="gr2"><draw:custom-shape draw:style-name="gr14" draw:text-style-name="P13" svg:width="0.2079in" svg:height="0.2067in" svg:x="0.35in" svg:y="1.0957in"><text:p text:style-name="P12"><text:span text:style-name="T7">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3" svg:width="0.2079in" svg:height="0.2071in" svg:x="0.1705in" svg:y="1.3921in"><text:p text:style-name="P12"><text:span text:style-name="T7">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 svg:x1="0.2819in" svg:y1="1.4051in" svg:x2="0.4067in" svg:y2="1.25in"><text:p/></draw:line><draw:line draw:style-name="gr4" draw:text-style-name="P14" svg:x1="0.5173in" svg:y1="1.2882in" svg:x2="0.7941in" svg:y2="1.4429in"><text:p/></draw:line><draw:custom-shape draw:style-name="gr15" draw:text-style-name="P13" svg:width="0.2079in" svg:height="0.2071in" svg:x="0.7244in" svg:y="1.4303in"><text:p text:style-name="P12"><text:span text:style-name="T7">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 svg:x1="0.0736in" svg:y1="1.7154in" svg:x2="0.1984in" svg:y2="1.5602in"><text:p/></draw:line><draw:custom-shape draw:style-name="gr14" draw:text-style-name="P13" svg:width="0.2079in" svg:height="0.2067in" svg:x="-0.0929in" svg:y="1.6894in"><text:p text:style-name="P12"><text:span text:style-name="T7">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 svg:x1="0.2673in" svg:y1="1.5728in" svg:x2="0.3504in" svg:y2="1.715in"><text:p/></draw:line><draw:custom-shape draw:style-name="gr14" draw:text-style-name="P13" svg:width="0.2079in" svg:height="0.2067in" svg:x="0.2815in" svg:y="1.6894in"><text:p text:style-name="P12"><text:span text:style-name="T7">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 svg:x1="0.6972in" svg:y1="1.689in" svg:x2="0.7665in" svg:y2="1.6114in"><text:p/></draw:line><draw:custom-shape draw:style-name="gr14" draw:text-style-name="P13" svg:width="0.2079in" svg:height="0.2067in" svg:x="0.576in" svg:y="1.6894in"><text:p text:style-name="P12"><text:span text:style-name="T7">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text:anchor-type="paragraph" draw:z-index="7" draw:name="Shape8" draw:style-name="gr2"><draw:custom-shape draw:style-name="gr12" draw:text-style-name="P13" svg:width="0.2335in" svg:height="0.1815in" svg:x="0.5602in" svg:y="0.0374in"><text:p text:style-name="P12"><text:span text:style-name="T7">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3" svg:width="0.2331in" svg:height="0.1815in" svg:x="0.3591in" svg:y="0.2972in"><text:p text:style-name="P12"><text:span text:style-name="T7">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 svg:x1="0.4831in" svg:y1="0.3087in" svg:x2="0.6224in" svg:y2="0.1728in"><text:p/></draw:line><draw:line draw:style-name="gr4" draw:text-style-name="P14" svg:x1="0.7469in" svg:y1="0.2063in" svg:x2="0.8398in" svg:y2="0.3307in"><text:p/></draw:line><draw:custom-shape draw:style-name="gr12" draw:text-style-name="P13" svg:width="0.2331in" svg:height="0.1815in" svg:x="0.7626in" svg:y="0.3083in"><text:p text:style-name="P12"><text:span text:style-name="T7">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 svg:x1="0.2508in" svg:y1="0.5799in" svg:x2="0.3902in" svg:y2="0.4441in"><text:p/></draw:line><draw:custom-shape draw:style-name="gr12" draw:text-style-name="P13" svg:width="0.2331in" svg:height="0.1815in" svg:x="0.0646in" svg:y="0.5567in"><text:p text:style-name="P12"><text:span text:style-name="T7">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 svg:x1="0.4677in" svg:y1="0.4555in" svg:x2="0.5606in" svg:y2="0.5799in"><text:p/></draw:line><draw:custom-shape draw:style-name="gr12" draw:text-style-name="P13" svg:width="0.2331in" svg:height="0.1815in" svg:x="0.4835in" svg:y="0.5567in"><text:p text:style-name="P12"><text:span text:style-name="T7">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text:span text:style-name="T3">5.<text:line-break/></text:span><text:line-break/><text:line-break/><text:line-break/></text:p>
      <text:p text:style-name="P6"><draw:g text:anchor-type="paragraph" draw:z-index="11" draw:name="Shape12" draw:style-name="gr2"><draw:custom-shape draw:style-name="gr14" draw:text-style-name="P13" svg:width="0.224in" svg:height="0.2067in" svg:x="2.0299in" svg:y="0.1028in"><text:p text:style-name="P12"><text:span text:style-name="T7">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3" svg:width="0.2248in" svg:height="0.2071in" svg:x="1.8354in" svg:y="0.3992in"><text:p text:style-name="P12"><text:span text:style-name="T7">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 svg:x1="1.9551in" svg:y1="0.4126in" svg:x2="2.0894in" svg:y2="0.2575in"><text:p/></draw:line><draw:line draw:style-name="gr4" draw:text-style-name="P14" svg:x1="2.2091in" svg:y1="0.2961in" svg:x2="2.5075in" svg:y2="0.4508in"><text:p/></draw:line><draw:custom-shape draw:style-name="gr15" draw:text-style-name="P13" svg:width="0.2248in" svg:height="0.2071in" svg:x="2.4327in" svg:y="0.4374in"><text:p text:style-name="P12"><text:span text:style-name="T7">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 svg:x1="1.7311in" svg:y1="0.722in" svg:x2="1.8654in" svg:y2="0.5669in"><text:p/></draw:line><draw:custom-shape draw:style-name="gr14" draw:text-style-name="P13" svg:width="0.224in" svg:height="0.2067in" svg:x="1.552in" svg:y="0.6965in"><text:p text:style-name="P12"><text:span text:style-name="T7">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 svg:x1="1.9402in" svg:y1="0.5799in" svg:x2="2.0299in" svg:y2="0.722in"><text:p/></draw:line><draw:custom-shape draw:style-name="gr14" draw:text-style-name="P13" svg:width="0.2248in" svg:height="0.2067in" svg:x="1.9547in" svg:y="0.6965in"><text:p text:style-name="P12"><text:span text:style-name="T7">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 svg:x1="2.4031in" svg:y1="0.6961in" svg:x2="2.478in" svg:y2="0.6185in"><text:p/></draw:line><draw:custom-shape draw:style-name="gr14" draw:text-style-name="P13" svg:width="0.224in" svg:height="0.2067in" svg:x="2.2728in" svg:y="0.6965in"><text:p text:style-name="P12"><text:span text:style-name="T7">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text:anchor-type="paragraph" draw:z-index="13" draw:name="Shape14" draw:style-name="gr2"><draw:custom-shape draw:style-name="gr8" draw:text-style-name="P13" svg:width="0.2157in" svg:height="0.2189in" svg:x="4.5878in" svg:y="0.0543in"><text:p text:style-name="P12"><text:span text:style-name="T7">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3" svg:width="0.2157in" svg:height="0.2189in" svg:x="4.4008in" svg:y="0.3681in"><text:p text:style-name="P12"><text:span text:style-name="T7">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 svg:x1="4.5154in" svg:y1="0.3823in" svg:x2="4.6445in" svg:y2="0.2181in"><text:p/></draw:line><draw:line draw:style-name="gr4" draw:text-style-name="P14" svg:x1="4.7598in" svg:y1="0.2591in" svg:x2="5.0469in" svg:y2="0.4228in"><text:p/></draw:line><draw:custom-shape draw:style-name="gr16" draw:text-style-name="P13" svg:width="0.2157in" svg:height="0.2197in" svg:x="4.9752in" svg:y="0.4091in"><text:p text:style-name="P12"><text:span text:style-name="T7">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 svg:x1="4.3in" svg:y1="0.7114in" svg:x2="4.4291in" svg:y2="0.5472in"><text:p/></draw:line><draw:custom-shape draw:style-name="gr8" draw:text-style-name="P13" svg:width="0.2157in" svg:height="0.2189in" svg:x="4.128in" svg:y="0.6835in"><text:p text:style-name="P12"><text:span text:style-name="T7">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 svg:x1="4.5012in" svg:y1="0.5598in" svg:x2="4.5874in" svg:y2="0.7102in"><text:p/></draw:line><draw:custom-shape draw:style-name="gr8" draw:text-style-name="P13" svg:width="0.2157in" svg:height="0.2189in" svg:x="4.5154in" svg:y="0.6835in"><text:p text:style-name="P12"><text:span text:style-name="T7">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 svg:x1="4.9469in" svg:y1="0.6831in" svg:x2="5.0185in" svg:y2="0.6008in"><text:p/></draw:line><draw:custom-shape draw:style-name="gr8" draw:text-style-name="P13" svg:width="0.2157in" svg:height="0.2189in" svg:x="4.8209in" svg:y="0.6835in"><text:p text:style-name="P12"><text:span text:style-name="T7">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7"><draw:frame text:anchor-type="paragraph" draw:z-index="12" draw:name="Shape13" draw:style-name="gr11" draw:text-style-name="P16" svg:width="1.4504in" svg:height="0.2913in" svg:x="2.7736in" svg:y="0.1752in"><draw:text-box><text:p text:style-name="P15"><text:span text:style-name="T7">Swap 4 with 23</text:span></text:p></draw:text-box></draw:frame><draw:frame text:anchor-type="paragraph" draw:z-index="14" draw:name="Shape15" draw:style-name="gr11" draw:text-style-name="P16" svg:width="1.4004in" svg:height="0.2913in" svg:x="5.3925in" svg:y="0.1898in"><draw:text-box><text:p text:style-name="P15"><text:span text:style-name="T7">Swap 4 with 8</text:span></text:p></draw:text-box></draw:frame>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1.5014in" style:rel-column-width="14208*"/>
    </style:style>
    <style:style style:name="Table2.C" style:family="table-column">
      <style:table-column-properties style:column-width="1.5576in" style:rel-column-width="14740*"/>
    </style:style>
    <style:style style:name="Table2.D" style:family="table-column">
      <style:table-column-properties style:column-width="1.5576in" style:rel-column-width="14742*"/>
    </style:style>
    <style:style style:name="Table2.A1" style:family="table-cell">
      <style:table-cell-properties fo:background-color="#b2b2b2" fo:padding="0.0382in" fo:border="none">
        <style:background-image/>
      </style:table-cell-properties>
    </style:style>
    <style:style style:name="MP1" style:family="paragraph" style:parent-style-name="Table_20_Contents">
      <style:text-properties officeooo:rsid="001e40a0" officeooo:paragraph-rsid="0028c8c3"/>
    </style:style>
    <style:style style:name="MP2" style:family="paragraph" style:parent-style-name="Table_20_Contents">
      <style:text-properties officeooo:rsid="0023c411" officeooo:paragraph-rsid="0028c8c3"/>
    </style:style>
    <style:style style:name="MP3" style:family="paragraph" style:parent-style-name="Standard">
      <style:text-properties officeooo:paragraph-rsid="0028c8c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MP1">Priority Queue / Heap</text:p>
            </table:table-cell>
            <table:table-cell table:style-name="Table2.A1" office:value-type="string">
              <text:p text:style-name="MP1">Data Structures</text:p>
            </table:table-cell>
            <table:table-cell table:style-name="Table2.A1" office:value-type="string">
              <text:p text:style-name="MP1">Easy</text:p>
            </table:table-cell>
            <table:table-cell table:style-name="Table2.A1" office:value-type="string">
              <text:p text:style-name="MP2">Page 1 of 1</text:p>
            </table:table-cell>
          </table:table-row>
        </table:table>
        <text:p text:style-name="MP3"/>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5T10:25:29.371000000</meta:creation-date>
    <dc:date>2017-04-09T17:50:15.614000000</dc:date>
    <meta:editing-duration>PT1H11M40S</meta:editing-duration>
    <meta:editing-cycles>2</meta:editing-cycles>
    <meta:generator>LibreOffice/5.2.5.1$Windows_x86 LibreOffice_project/0312e1a284a7d50ca85a365c316c7abbf20a4d22</meta:generator>
    <meta:document-statistic meta:table-count="1" meta:image-count="0" meta:object-count="0" meta:page-count="1" meta:paragraph-count="11" meta:word-count="347" meta:character-count="1747" meta:non-whitespace-character-count="1370"/>
  </office:meta>
</office:document-meta>
</file>